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10c64" officeooo:paragraph-rsid="00210c64"/>
    </style:style>
    <style:style style:name="T1" style:family="text">
      <style:text-properties officeooo:rsid="00210c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template {{ $test 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7T23:00:44.013546593</meta:creation-date>
    <dc:date>2021-05-17T23:04:50.562034739</dc:date>
    <meta:editing-duration>PT1M6S</meta:editing-duration>
    <meta:editing-cycles>2</meta:editing-cycles>
    <meta:generator>LibreOffice/7.1.0.3$MacOSX_X86_64 LibreOffice_project/f6099ecf3d29644b5008cc8f48f42f4a40986e4c</meta:generator>
    <meta:document-statistic meta:table-count="0" meta:image-count="0" meta:object-count="0" meta:page-count="1" meta:paragraph-count="1" meta:word-count="5" meta:character-count="26" meta:non-whitespace-character-count="22"/>
  </office:meta>
</office:document-meta>
</file>